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padding="0.049cm" fo:border="0.06pt solid #d9d9e3"/>
    </style:style>
    <style:style style:name="P2" style:family="paragraph" style:parent-style-name="Text_20_body">
      <style:paragraph-properties fo:padding="0.049cm" fo:border="0.06pt solid #d9d9e3"/>
      <style:text-properties officeooo:paragraph-rsid="000c7d46"/>
    </style:style>
    <style:style style:name="P3" style:family="paragraph" style:parent-style-name="Text_20_body">
      <style:paragraph-properties fo:break-before="page" fo:padding="0.049cm" fo:border="0.06pt solid #d9d9e3"/>
      <style:text-properties officeooo:paragraph-rsid="000c7d46"/>
    </style:style>
    <style:style style:name="P4" style:family="paragraph" style:parent-style-name="Text_20_body">
      <style:paragraph-properties fo:padding="0.049cm" fo:border="0.06pt solid #d9d9e3"/>
      <style:text-properties fo:font-size="22pt" fo:font-weight="bold" officeooo:paragraph-rsid="000c7d46" style:font-size-asian="22pt" style:font-weight-asian="bold" style:font-size-complex="22pt" style:font-weight-complex="bold"/>
    </style:style>
    <style:style style:name="P5" style:family="paragraph" style:parent-style-name="Text_20_body">
      <style:paragraph-properties fo:break-before="page" fo:padding="0.049cm" fo:border="0.06pt solid #d9d9e3"/>
      <style:text-properties fo:font-size="20pt" fo:font-weight="bold" officeooo:paragraph-rsid="000c7d46" style:font-size-asian="20pt" style:font-weight-asian="bold" style:font-size-complex="20pt" style:font-weight-complex="bold"/>
    </style:style>
    <style:style style:name="P6" style:family="paragraph" style:parent-style-name="Text_20_body" style:list-style-name="L1">
      <style:paragraph-properties fo:padding="0.049cm" fo:border="0.06pt solid #d9d9e3"/>
    </style:style>
    <style:style style:name="P7" style:family="paragraph" style:parent-style-name="Text_20_body" style:list-style-name="L2">
      <style:paragraph-properties fo:padding="0.049cm" fo:border="0.06pt solid #d9d9e3"/>
    </style:style>
    <style:style style:name="P8" style:family="paragraph" style:parent-style-name="Text_20_body">
      <style:paragraph-properties fo:padding="0.049cm" fo:border="0.06pt solid #d9d9e3"/>
      <style:text-properties fo:font-size="18pt" style:text-underline-style="solid" style:text-underline-width="auto" style:text-underline-color="font-color" officeooo:paragraph-rsid="000c7d46" style:font-size-asian="18pt" style:font-size-complex="18pt"/>
    </style:style>
    <style:style style:name="P9" style:family="paragraph" style:parent-style-name="Text_20_body">
      <style:paragraph-properties fo:break-before="page" fo:padding="0.049cm" fo:border="0.06pt solid #d9d9e3"/>
      <style:text-properties fo:font-size="18pt" style:text-underline-style="solid" style:text-underline-width="auto" style:text-underline-color="font-color" officeooo:paragraph-rsid="000c7d46" style:font-size-asian="18pt" style:font-size-complex="18pt"/>
    </style:style>
    <style:style style:name="P10" style:family="paragraph" style:parent-style-name="Text_20_body">
      <style:paragraph-properties fo:padding="0.049cm" fo:border="0.06pt solid #d9d9e3"/>
      <style:text-properties fo:font-size="18pt" style:text-underline-style="solid" style:text-underline-width="auto" style:text-underline-color="font-color" style:font-size-asian="18pt" style:font-size-complex="18pt"/>
    </style:style>
    <style:style style:name="P11" style:family="paragraph" style:parent-style-name="Text_20_body">
      <style:paragraph-properties fo:margin-top="0cm" fo:margin-bottom="0cm" style:contextual-spacing="false" fo:padding="0.049cm" fo:border="0.06pt solid #d9d9e3"/>
      <style:text-properties fo:font-size="18pt" style:text-underline-style="solid" style:text-underline-width="auto" style:text-underline-color="font-color" officeooo:rsid="000c7d46" officeooo:paragraph-rsid="000c7d46" style:font-size-asian="18pt" style:font-size-complex="18pt"/>
    </style:style>
    <style:style style:name="P12" style:family="paragraph" style:parent-style-name="Text_20_body">
      <style:paragraph-properties fo:padding="0.049cm" fo:border="0.06pt solid #d9d9e3"/>
      <style:text-properties style:text-underline-style="solid" style:text-underline-width="auto" style:text-underline-color="font-color"/>
    </style:style>
    <style:style style:name="P13" style:family="paragraph" style:parent-style-name="Text_20_body" style:list-style-name="L3">
      <style:paragraph-properties fo:padding="0.049cm" fo:border="0.06pt solid #d9d9e3"/>
    </style:style>
    <style:style style:name="P14" style:family="paragraph" style:parent-style-name="Text_20_body" style:list-style-name="L4">
      <style:paragraph-properties fo:padding="0.049cm" fo:border="0.06pt solid #d9d9e3"/>
    </style:style>
    <style:style style:name="P15" style:family="paragraph" style:parent-style-name="Text_20_body" style:list-style-name="L5">
      <style:paragraph-properties fo:padding="0.049cm" fo:border="0.06pt solid #d9d9e3"/>
    </style:style>
    <style:style style:name="P16" style:family="paragraph" style:parent-style-name="Text_20_body" style:list-style-name="L6">
      <style:paragraph-properties fo:padding="0.049cm" fo:border="0.06pt solid #d9d9e3"/>
    </style:style>
    <style:style style:name="P17" style:family="paragraph" style:parent-style-name="Text_20_body" style:list-style-name="L8">
      <style:paragraph-properties fo:margin-top="0cm" fo:margin-bottom="0cm" style:contextual-spacing="false" fo:padding="0.049cm" fo:border="0.06pt solid #d9d9e3"/>
    </style:style>
    <style:style style:name="P18" style:family="paragraph" style:parent-style-name="Text_20_body" style:list-style-name="L8">
      <style:paragraph-properties fo:padding="0.049cm" fo:border="0.06pt solid #d9d9e3"/>
    </style:style>
    <style:style style:name="P19" style:family="paragraph" style:parent-style-name="Text_20_body" style:list-style-name="L8">
      <style:paragraph-properties fo:margin-top="0cm" fo:margin-bottom="0cm" style:contextual-spacing="false" fo:padding="0.049cm" fo:border="0.06pt solid #d9d9e3"/>
      <style:text-properties officeooo:paragraph-rsid="000c7d46"/>
    </style:style>
    <style:style style:name="T1" style:family="text">
      <style:text-properties fo:font-size="128pt" style:font-size-asian="128pt" style:font-size-complex="128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T4" style:family="text">
      <style:text-properties officeooo:rsid="000c7d46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MarkDown</text:p>
      <text:p text:style-name="P2">MarkDown egy egyszerű, könnyen olvasható és írható jelölőnyelv a formázott szövegekhez. A fő célja, hogy lehetővé tegye a szöveges dokumentumok egyszerű formázását anélkül, hogy bonyolult formázókódot kellene használni. A MarkDown nyelv kifejezéseit egyszerű karakterekkel, például * vagy # jelöljük. Ez lehetővé teszi a címek, listák, linkek, képek és más elemek könnyű beillesztését és formázását. A MarkDown dokumentumokat általában .md vagy .markdown kiterjesztéssel mentik el.</text:p>
      <text:p text:style-name="P8">Előnyök:</text:p>
      <text:list text:style-name="L1">
        <text:list-item>
          <text:p text:style-name="P6">Egyszerű és könnyen tanulható: A MarkDown rendkívül egyszerű nyelv, amelynek megtanulása és használata gyors és egyszerű. A formázáshoz csak egyszerű jelölőjeleket, mint például * vagy # kell használni.</text:p>
        </text:list-item>
        <text:list-item>
          <text:p text:style-name="P6">Olvasható és emberközpontú: A MarkDown szintaxisa könnyen olvasható és emberközpontú. A dokumentumok természetes megjelenést kapnak, és könnyen követhetők még a formázókódot nem ismerő személyek számára is.</text:p>
        </text:list-item>
        <text:list-item>
          <text:p text:style-name="P6">Platformfüggetlen és támogatott: A MarkDown dokumentumokat szinte bármilyen szövegszerkesztőben létrehozhat<text:span text:style-name="T4">ó</text:span>, és könnyen átalakíthat<text:span text:style-name="T4">ó</text:span> más formátumok<text:span text:style-name="T4">r</text:span>a, például HTML, PDF vagy Word.</text:p>
        </text:list-item>
        <text:list-item>
          <text:p text:style-name="P6">Könnyen beilleszthető a webes tartalmakba: A MarkDown kódokat egyszerűen beilleszthet<text:span text:style-name="T4">ő</text:span> a weboldalak, blogok vagy más webes tartalomkezelő rendszerek szerkesztőjébe. Sok webes platform támogatja a MarkDown szerkesztést.</text:p>
        </text:list-item>
      </text:list>
      <text:p text:style-name="P12"><text:span text:style-name="T2">Hátrányok</text:span>:</text:p>
      <text:list text:style-name="L2">
        <text:list-item>
          <text:p text:style-name="P7">Korlátozott formázási lehetőségek: A MarkDown szintaxisa egyszerű és korlátozott formázási lehetőségeket kínál. Bár a legtöbb alapvető formázási igény kielégíthető, néhány összetettebb formázási követelmény esetén szükség lehet más nyelvek használatára.</text:p>
        </text:list-item>
        <text:list-item>
          <text:p text:style-name="P7">Hiányos szabvány: A MarkDown nem rendelkezik egyetlen hivatalos szabvánnyal. Ennek eredményeként a MarkDown szintaxisa a különböző implementációk között enyhén eltérhet, ami némi zavart okozhat a dokumentumok átvitelében vagy konvertálásában.</text:p>
        </text:list-item>
        <text:list-item>
          <text:p text:style-name="P7">Hiányos támogatás összetett dokumentumokhoz: Bár a MarkDown kiválóan alkalmas egyszerű szöveges dokumentumokhoz és blogbejegyzésekhez, néhány összetettebb dokumentumstruktúra (például több oldalas jelentések vagy könyvek) létrehozásához kevésbé ideális.</text:p>
        </text:list-item>
      </text:list>
      <text:p text:style-name="P3"><text:span text:style-name="T3">ReStructuredText</text:span></text:p>
      <text:p text:style-name="P2">A reStructuredText egy strukturált jelölőnyelv a szöveges dokumentumokhoz. Célja, hogy lehetővé tegye a dokumentumok könnyű szerkesztését, áttekinthetőségét és átalakítását más formátumokba, például HTML, PDF vagy LaTeX. A reStructuredText erőteljes eszközöket nyújt a címek, bekezdések, listák, táblázatok, kódblokkok és más elemek strukturált megjelenítéséhez. Emellett támogatja a hivatkozások, lábjegyzetek, kereszthivatkozások és más speciális jelöléseket. A reStructuredText dokumentumokat általában .rst kiterjesztéssel mentik el.</text:p>
      <text:p text:style-name="P2"/>
      <text:p text:style-name="P8">Előnyök:</text:p>
      <text:list text:style-name="L3">
        <text:list-item>
          <text:p text:style-name="P13">Gazdag formázási lehetőségek: A reStructuredText széles körű formázási lehetőségeket kínál, amelyek lehetővé teszik az összetett dokumentumok strukturált és formázott megjelenítését. Lehetőséget ad a címek, bekezdések, listák, táblázatok, kódblokkok, matematikai kifejezések és más elemek formázására.</text:p>
        </text:list-item>
        <text:list-item>
          <text:p text:style-name="P13">Rugalmas konverzió más formátumokba: A reStructuredText lehetővé teszi a dokumentumok könnyű konverzióját más formátumokba, például HTML, PDF vagy LaTeX. Ez nagyon hasznos lehet, ha a dokumentumot különböző platformokon vagy médiumokon szeretnéd megjeleníteni vagy megosztani.</text:p>
        </text:list-item>
        <text:list-item>
          <text:p text:style-name="P13">Hivatkozások és kereszthivatkozások támogatása: A reStructuredText lehetővé teszi a hivatkozások, lábjegyzetek, kereszthivatkozások és más speciális jelölések használatát. Ez kényelmes és hatékony módot biztosít a dokumentumokban történő navigálásra és kapcsolódásra.</text:p>
        </text:list-item>
        <text:list-item>
          <text:p text:style-name="P13">Bővíthetőség és testreszabhatóság: A reStructuredText rendelkezik kiterjesztési lehetőségekkel, amelyek lehetővé teszik saját szintaxisi elemek definiálását és további funkciók hozzáadását a nyelvhez. Ez nagyobb rugalmasságot és testreszabhatóságot biztosít a specifikus igények kielégítésére.</text:p>
        </text:list-item>
      </text:list>
      <text:p text:style-name="P10">Hátrányok:</text:p>
      <text:list text:style-name="L4">
        <text:list-item>
          <text:p text:style-name="P14">Tanulási görbe: A reStructuredText tanulási görbéje kissé meredekebb lehet, mint a másik egyszerűbb jelölőnyelveké, például a MarkDowné. A reStructuredText szintaxisa sokkal gazdagabb és bonyolultabb lehet, és időbe telhet, mire megtanulod és hatékonyan használni kezded.</text:p>
        </text:list-item>
        <text:list-item>
          <text:p text:style-name="P14">Hosszabb szintaxis: A reStructuredText kódok általában hosszabbak és több karaktert tartalmaznak, mint a MarkDown kódok. Ez egyes felhasználóknak kényelmetlenséget okozhat, különösen, ha egyszerűbb dokumentumokat szeretnének létrehozni.</text:p>
        </text:list-item>
        <text:list-item>
          <text:p text:style-name="P14">Kevésbé elterjedt támogatás: Bár a reStructuredText támogatott és használt a Python közösségben, kevésbé elterjedt a webes tartalomkezelő rendszerekben vagy más platformokon. Ez lehet, hogy korlátozottabb támogatást és eszközöket jelent az egyes felhasználási területeken.</text:p>
        </text:list-item>
      </text:list>
      <text:p text:style-name="P2"/>
      <text:p text:style-name="P5">AsciiDoc</text:p>
      <text:p text:style-name="P1">AsciiDoc egy könnyen olvasható és írható jelölőnyelv, amely lehetővé teszi a strukturált dokumentumok készítését. Ahogy a neve is sugallja, az AsciiDoc alapvetően ASCII-alapú, de támogatja az ASCII-n túlmutató karaktereket is. Az AsciiDoc szintaxisa lehetővé teszi a címek, bekezdések, listák, táblázatok, kódblokkok, képek és más elemek egyszerű beillesztését és formázását. A dokumentumokat általában .adoc vagy .asc fájlkiterjesztéssel mentik el.</text:p>
      <text:p text:style-name="P10">Előnyök:</text:p>
      <text:list text:style-name="L5">
        <text:list-item>
          <text:p text:style-name="P15">Gazdag formázási lehetőségek: Az AsciiDoc széles körű formázási lehetőségeket kínál, hasonlóan a reStructuredTexthez. Lehetőséget ad a strukturált dokumentumok formázására, a címek, bekezdések, listák, táblázatok, kódblokkok, kereszthivatkozások és más elemek használatával.</text:p>
        </text:list-item>
        <text:list-item>
          <text:p text:style-name="P15">Bővíthetőség: Az AsciiDoc rendelkezik bővítési mechanizmusokkal, amelyek lehetővé teszik a saját szintaxisi elemek és további funkciók definiálását. Ez lehetővé teszi a nyelv testreszabását és kiterjesztését az egyéni igények kielégítésére.</text:p>
        </text:list-item>
        <text:list-item>
          <text:p text:style-name="P15">Konverziós lehetőségek: Az AsciiDoc támogatja a dokumentumok könnyű konverzióját más formátumokba, például HTML, PDF, EPUB vagy DocBook. Ez lehetővé teszi a dokumentumok különböző platformokon történő megosztását és közzétételét.</text:p>
        </text:list-item>
      </text:list>
      <text:p text:style-name="P10">Hátrányok:</text:p>
      <text:list text:style-name="L6">
        <text:list-item>
          <text:p text:style-name="P16">Tanulási idő: Az AsciiDoc tanulási görbéje lehet némi időt igénylő, különösen azok számára, akik még nem találkoztak ilyen jellegű jelölőnyelvekkel. A szintaxis megértése és hatékony használata időt vehet igénybe.</text:p>
        </text:list-item>
        <text:list-item>
          <text:p text:style-name="P16">Kevesebb elterjedtség: Az AsciiDoc kevésbé elterjedt, mint a MarkDown vagy a reStructuredText, és ennek megfelelően kevesebb támogatás és eszköz áll rendelkezésre. Ez kisebb közösséget jelenthet és korlátozottabb erőforrásokat az eszközökhöz és a dokumentációhoz.</text:p>
        </text:list-item>
        <text:list-item>
          <text:p text:style-name="P16">Komplexitás: Az AsciiDoc szintaxisa komplexebb lehet, mint a MarkDown szintaxisa. Ez lehet, hogy némi tanulási görbét és extra odafigyelést igényel a dokumentumok megfelelő formázásához és szerkesztéséhez.</text:p>
        </text:list-item>
      </text:list>
      <text:p text:style-name="P1">Az AsciiDoc jó választás lehet, ha gazdagabb formázási lehetőségeket szeretnél, és a konverziós lehetőségek fontosak számodra. Azonban a kevesebb elterjedtség és a tanulási idő figyelembevételével érdemes megfontolni, hogy mennyire komplex dokumentumokat szeretnél létrehozni és milyen mértékben elérhetők az eszközök és erőforrások a használt környezetben.</text:p>
      <text:p text:style-name="P2"/>
      <text:p text:style-name="P9">Sphinx:</text:p>
      <text:list xml:id="list3138448844" text:style-name="L8">
        <text:list-item>
          <text:list>
            <text:list-item>
              <text:p text:style-name="P17">Sphinx egy erőteljes dokumentációs generátor, amelyet kifejezetten Python projektekhez fejlesztettek ki.</text:p>
            </text:list-item>
            <text:list-item>
              <text:p text:style-name="P17">Használja a reStructuredText jelölőnyelvet a dokumentáció írásához, de támogatja a Markdownot is.</text:p>
            </text:list-item>
            <text:list-item>
              <text:p text:style-name="P17">A Sphinx lehetővé teszi a gazdag formázás, a tartalom automatikus generálása és a keresési funkciók beépítését.</text:p>
            </text:list-item>
            <text:list-item>
              <text:p text:style-name="P17">Az alapértelmezett kimenet HTML, de lehetőség van más formátumok (például PDF, EPUB) generálására is.</text:p>
            </text:list-item>
            <text:list-item>
              <text:p text:style-name="P19">Sphinx-t gyakran használják a Python projekt dokumentációk létrehozására, és széles körben elérhető kiegészítőkkel és sablonokkal rendelkezik.</text:p>
            </text:list-item>
          </text:list>
        </text:list-item>
      </text:list>
      <text:p text:style-name="P11">MkDocs:</text:p>
      <text:list xml:id="list163749425257117" text:continue-numbering="true" text:style-name="L8">
        <text:list-item>
          <text:list>
            <text:list-item>
              <text:p text:style-name="P17">MkDocs egy egyszerűsített dokumentációs generátor, amelyet elsősorban statikus webhelyek létrehozásához használnak.</text:p>
            </text:list-item>
            <text:list-item>
              <text:p text:style-name="P17">Használja a Markdown jelölőnyelvet a dokumentáció írásához.</text:p>
            </text:list-item>
            <text:list-item>
              <text:p text:style-name="P17">A MkDocs könnyen használható, gyorsan telepíthető és kezdőkbarát.</text:p>
            </text:list-item>
            <text:list-item>
              <text:p text:style-name="P17">Az alapértelmezett kimenet gyönyörűen formázott, reszponzív HTML, amely könnyen testreszabható sablonokkal.</text:p>
            </text:list-item>
            <text:list-item>
              <text:p text:style-name="P18">A MkDocs kisebb projektek, dokumentációk vagy kisebb csapatok számára lehet ideális választás.</text:p>
            </text:list-item>
          </text:list>
        </text:list-item>
      </text:list>
      <text:p text:style-name="P1">Mind a Sphinx, mind a MkDocs nagyszerű eszközök a dokumentáció létrehozására és HTML formátumba való konvertálására. Azonban fontos figyelembe venni a projekt igényeit, a nyelvi preferenciákat és a környezeti tényezőket, hogy kiválaszd a legmegfelelőbb eszközt. Mindkét esetben széles körben elérhető dokumentáció és közösség található, amely támogatást nyújthat az eszközök használatához és testreszabásához.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hu" fo:country="HU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8T16:10:48.346047912</meta:creation-date>
    <dc:date>2023-07-08T16:37:46.797501203</dc:date>
    <meta:editing-duration>PT27M13S</meta:editing-duration>
    <meta:editing-cycles>1</meta:editing-cycles>
    <meta:document-statistic meta:table-count="0" meta:image-count="0" meta:object-count="0" meta:page-count="4" meta:paragraph-count="46" meta:word-count="1017" meta:character-count="8272" meta:non-whitespace-character-count="7331"/>
    <meta:generator>LibreOffice/7.5.2.2$Linux_X86_64 LibreOffice_project/50$Build-2</meta:generator>
  </office:meta>
</office:document-meta>
</file>